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</text:p>
      <text:p text:style-name="Standard">Magia i Stal</text:p>
      <text:p text:style-name="Standard">EN</text:p>
      <text:p text:style-name="Standard">Steel and Magic</text:p>
      <text:p text:style-name="Standard"/>
      <text:p text:style-name="Standard">PL</text:p>
      <text:p text:style-name="Standard">Niedawne zagrożenie, wielki nieumarły wróg, którego lękały się dzieci, bały </text:p>
      <text:p text:style-name="Standard">się kobiety, przed którym padali orkowie... Został pokonany. Nie bez wahania </text:p>
      <text:p text:style-name="Standard">i nie bez ofiary, ale jednak w silnie bijących sercach orków znów zapłonął </text:p>
      <text:p text:style-name="Standard">ogień walki i żądza przetrwania. Wojownicy przekonali się, że nawet </text:p>
      <text:p text:style-name="Standard">najstraszliwsze demony mogą zostać pokonane...</text:p>
      <text:p text:style-name="Standard">EN</text:p>
      <text:p text:style-name="Standard">The recent danger, the mighty undead, feared by children and women, in front </text:p>
      <text:p text:style-name="Standard">of whom orcs had been falling. Has been defeated. Even though it happened </text:p>
      <text:p text:style-name="Standard">neither without doubts, nor without sacrifice, in the beating hearts of orcs </text:p>
      <text:p text:style-name="Standard">the warfare and the lust of survival have inflamed. The warriors saw that </text:p>
      <text:p text:style-name="Standard">even the most dreadful demons may be defeated.</text:p>
      <text:p text:style-name="Standard"/>
      <text:p text:style-name="Standard">PL</text:p>
      <text:p text:style-name="Standard">Udało się to tylko dzięki pomocy jaszczurów. Gdy lata temu suweren Gewold </text:p>
      <text:p text:style-name="Standard">odmówił im pomocy i schronienia, wszyscy oczekiwali wojny. Na dalekiej </text:p>
      <text:p text:style-name="Standard">północy miała rozpętać się bitwa pomiędzy klanami orków, a jaszczurami. Dwa </text:p>
      <text:p text:style-name="Standard">rodzaje krwi miały skropić suche wzgórza i bagienne moczary. Do bitwy jednak </text:p>
      <text:p text:style-name="Standard">nigdy nie doszło.</text:p>
      <text:p text:style-name="Standard">EN</text:p>
      <text:p text:style-name="Standard">They managed to do it only thanks to the help of Saurians. When years ago, </text:p>
      <text:p text:style-name="Standard">sovereign Gewold refused them help and shelter, everyone was expecting the </text:p>
      <text:p text:style-name="Standard">war. In the far north the great battle between the orcish clans and Saurians </text:p>
      <text:p text:style-name="Standard">was supposed to fire. Two kinds of blood would flood the dry hills and the </text:p>
      <text:p text:style-name="Standard">swampy marches. However, this battle never happened.</text:p>
      <text:p text:style-name="Standard"/>
      <text:p text:style-name="Standard">PL</text:p>
      <text:p text:style-name="Standard">Okazało się jednak, że te dwie odmienne rasy mogą żyć w zgodzie. W obliczu o </text:p>
      <text:p text:style-name="Standard">wiele bardziej poważnego zagrożenia byli zdolni zapomnieć o dzielących ich </text:p>
      <text:p text:style-name="Standard">różnicach i ramię w ramię stanęli do boju, który niechybnie przegraliby </text:p>
      <text:p text:style-name="Standard">działając osobno.</text:p>
      <text:p text:style-name="Standard">EN</text:p>
      <text:p text:style-name="Standard">It even turned out that these two races could live in harmony. In face of </text:p>
      <text:p text:style-name="Standard">much more serious danger they were able to forget separating them </text:p>
      <text:p text:style-name="Standard">differences and stood together the combat, which would they certainly lose </text:p>
      <text:p text:style-name="Standard">divided.</text:p>
      <text:p text:style-name="Standard"/>
      <text:p text:style-name="Standard">PL</text:p>
      <text:p text:style-name="Standard">Zahartowane w bojach i zdyscyplinowane oddziały jaszczurów dołączyły do sił </text:p>
      <text:p text:style-name="Standard">Marbusa. Dowodziła nimi stara jaszczurka-wyrocznia, Emborgi-tarash. </text:p>
      <text:p text:style-name="Standard">Tajemnicza i małomówna, z niemal ślepym spojrzeniem. Przepowiadała i </text:p>
      <text:p text:style-name="Standard">wróżyła. Marbus nie znał wielu osób, względem których odczuwał szacunek, </text:p>
      <text:p text:style-name="Standard">jednak ona zaczęła do nich należeć niemal natychmiast, gdy się pojawiła.</text:p>
      <text:p text:style-name="Standard">EN</text:p>
      <text:p text:style-name="Standard">Solted in battles and disciplined Saurian units joined Marbus' forces. They </text:p>
      <text:p text:style-name="Standard">were commanded by an old Saurian Oracle, Emborgi'tarash. Mysterious and </text:p>
      <text:p text:style-name="Standard">taciturn, with a nearly blind gaze. She was predicting and auguring. Marbus </text:p>
      <text:p text:style-name="Standard"><text:soft-page-break/>didn't know many people whom he respected, but she has been counted in them </text:p>
      <text:p text:style-name="Standard">as soon as she appeared.</text:p>
      <text:p text:style-name="Standard"/>
      <text:p text:style-name="Standard">PL</text:p>
      <text:p text:style-name="Standard">Po dwóch dniach marszu, wojska Marbusa dotarły na miejsce, gdzie miały </text:p>
      <text:p text:style-name="Standard">zmierzyć się z przeciwnikiem o wiele mniej przerażającym. Szkoła magów na </text:p>
      <text:p text:style-name="Standard">północy. Wiecznie pełne magazyny, bogate skarbce, dobre jedzenie... Orkowie </text:p>
      <text:p text:style-name="Standard">znów byli w swoim żywiole. Tak właśnie myśleli o bitwach. Pokonać </text:p>
      <text:p text:style-name="Standard">przeciwnika, a jego ciało rzucić wilkom. Zabrać wszystko, co miał. Pić, jeść </text:p>
      <text:p text:style-name="Standard">i spać. Żyć z tego, co się zrabowało. Póki złoto się nie skończy. Wtedy </text:p>
      <text:p text:style-name="Standard">naostrzyć miecz. Orkowie nie mieli grobów. Nie odwiedzali zmarłych. </text:p>
      <text:p text:style-name="Standard">Wiedzieli, że po śmierci ich ciała zostaną rzucone psom. Ale co wówczas, gdy </text:p>
      <text:p text:style-name="Standard">wrogiem jest nieumarły oprawca? Który nie krwawi, nie pragnie twoich </text:p>
      <text:p text:style-name="Standard">skarbów? Więc czego...? Duszy...?</text:p>
      <text:p text:style-name="Standard">EN</text:p>
      <text:p text:style-name="Standard">After a two-days march, Marbus' army reached the place where they were to </text:p>
      <text:p text:style-name="Standard">face way less terrifying opponent. It was a school of magi in the north. </text:p>
      <text:p text:style-name="Standard">Always full warehouses, rich treasuries, good food... Orcs were in their </text:p>
      <text:p text:style-name="Standard">power once again. That's how they thought about the battles - beat the enemy </text:p>
      <text:p text:style-name="Standard">and leave their body to be devoured by wolves. Take everything they had. </text:p>
      <text:p text:style-name="Standard">Drink, eat and sleep. Live with what has been robbed. Until the gold runs </text:p>
      <text:p text:style-name="Standard">out. Then sharpen the sword. Orcs had no tombs. They did not visit their </text:p>
      <text:p text:style-name="Standard">dead. They knew their bodies would be thrown for dogs after death. But what </text:p>
      <text:p text:style-name="Standard">if your enemy is an undead torturer? Who neither bleeds nor greeds your </text:p>
      <text:p text:style-name="Standard">treasure? What does it want, then?... Your soul?</text:p>
      <text:p text:style-name="Standard"/>
      <text:p text:style-name="Standard">PL</text:p>
      <text:p text:style-name="Standard">Wielmożny Umberg</text:p>
      <text:p text:style-name="Standard">EN</text:p>
      <text:p text:style-name="Standard">Honorable Umberg</text:p>
      <text:p text:style-name="Standard"/>
      <text:p text:style-name="Standard">PL</text:p>
      <text:p text:style-name="Standard">Skryba Tambaros</text:p>
      <text:p text:style-name="Standard">EN</text:p>
      <text:p text:style-name="Standard">Scribe Tambaros</text:p>
      <text:p text:style-name="Standard"/>
      <text:p text:style-name="Standard">PL</text:p>
      <text:p text:style-name="Standard">Obóz orków</text:p>
      <text:p text:style-name="Standard">EN</text:p>
      <text:p text:style-name="Standard">Orcish Camp</text:p>
      <text:p text:style-name="Standard"/>
      <text:p text:style-name="Standard">PL</text:p>
      <text:p text:style-name="Standard">Forteca Kryształowego Zakonu</text:p>
      <text:p text:style-name="Standard">EN</text:p>
      <text:p text:style-name="Standard">Fortress of the Crystal Order</text:p>
      <text:p text:style-name="Standard"/>
      <text:p text:style-name="Standard">PL</text:p>
      <text:p text:style-name="Standard">Drogowskaz Zakonu</text:p>
      <text:p text:style-name="Standard">EN</text:p>
      <text:p text:style-name="Standard">Order's Signpost</text:p>
      <text:p text:style-name="Standard"/>
      <text:p text:style-name="Standard">PL</text:p>
      <text:p text:style-name="Standard"><text:soft-page-break/>Nieprzyjemnie tutaj. Bagna i trzęsawiska. Przynajmniej jest tu cieplej, niż </text:p>
      <text:p text:style-name="Standard">przy rzece.</text:p>
      <text:p text:style-name="Standard">EN</text:p>
      <text:p text:style-name="Standard">Unpleasant place. Swamps and quags. At least it's warmer than next to river.</text:p>
      <text:p text:style-name="Standard"/>
      <text:p text:style-name="Standard">PL</text:p>
      <text:p text:style-name="Standard">Niekiedy miałem wrażenie, że ta szamanka specjalnie prowadzi nas w takie </text:p>
      <text:p text:style-name="Standard">tereny. Gdyby była to zasadzka jaszczurów, nie mielibyśmy szans się bronić. </text:p>
      <text:p text:style-name="Standard">Na tak trudnym terenie ciężko jest walczyć nawet naszym wilkom, natomiast </text:p>
      <text:p text:style-name="Standard">zimnokrwiści zdają się być w swoim żywiole.</text:p>
      <text:p text:style-name="Standard">EN</text:p>
      <text:p text:style-name="Standard">Sometimes I have a feeling that this shaman leads us into such terrain on </text:p>
      <text:p text:style-name="Standard">purpose. If it was a Saurian ambush, we wouldn't be able to defend here. On </text:p>
      <text:p text:style-name="Standard">such a difficult terrain it would be hard for our wolves to fight, and the </text:p>
      <text:p text:style-name="Standard">cold-blooded are in their power.</text:p>
      <text:p text:style-name="Standard"/>
      <text:p text:style-name="Standard">PL</text:p>
      <text:p text:style-name="Standard">Nie boję się konfrontacji z jaszczurkami. Jest ich zbyt mało, by nam </text:p>
      <text:p text:style-name="Standard">zagrozić. Nie ma też żadnego powodu, by im nie ufać. Teraz cisza, idzie </text:p>
      <text:p text:style-name="Standard">tutaj ich przywódczyni.</text:p>
      <text:p text:style-name="Standard">EN</text:p>
      <text:p text:style-name="Standard">I don't fear a confrontation with lizards. There are too few of them to </text:p>
      <text:p text:style-name="Standard">threaten us. Also, there is no reason not to trust them. Now silence, their </text:p>
      <text:p text:style-name="Standard">leader is coming.</text:p>
      <text:p text:style-name="Standard"/>
      <text:p text:style-name="Standard">PL</text:p>
      <text:p text:style-name="Standard">Wodzu orków, oto przybyliśmy do naszej ojczyzny. Wyczuwam tu smród ludzkiego </text:p>
      <text:p text:style-name="Standard">pomiotu. Smród ich farbowanych tkanin, ich eliksirów, ich czarów! Muszą </text:p>
      <text:p text:style-name="Standard">zostać przepędzeni.</text:p>
      <text:p text:style-name="Standard">EN</text:p>
      <text:p text:style-name="Standard">Lord of orcs, we have arrived to our homeland. I can smell a human-scum </text:p>
      <text:p text:style-name="Standard">odour. Odour of their coloured clothes, their elixirs, their magic! They </text:p>
      <text:p text:style-name="Standard">must be driven away!</text:p>
      <text:p text:style-name="Standard"/>
      <text:p text:style-name="Standard">PL</text:p>
      <text:p text:style-name="Standard">Dotrzymamy obietnicy, szamanko. Powiedz mi jednak, na jaką pomoc mogę liczyć </text:p>
      <text:p text:style-name="Standard">z waszej strony?</text:p>
      <text:p text:style-name="Standard">EN</text:p>
      <text:p text:style-name="Standard">We will keep our promise, shaman. But please tell me, what help shall I </text:p>
      <text:p text:style-name="Standard">expect from you?</text:p>
      <text:p text:style-name="Standard"/>
      <text:p text:style-name="Standard">PL</text:p>
      <text:p text:style-name="Standard">Możesz rekrutować naszych najlepszych wojowników i szamanów. Są oni szybcy i </text:p>
      <text:p text:style-name="Standard">zwinni, z łatwością zabiją każdego, kto postawi stopę na bagnach.</text:p>
      <text:p text:style-name="Standard">EN</text:p>
      <text:p text:style-name="Standard">You will be able to recruit our best fighters and shamans. They are fast and </text:p>
      <text:p text:style-name="Standard">dexterous, so they will easily kill anyone who comes to swamp.</text:p>
      <text:p text:style-name="Standard"/>
      <text:p text:style-name="Standard">PL</text:p>
      <text:p text:style-name="Standard">Prócz tego na terenie tych przeklętych ludzi ostało się kilka osad z naszymi </text:p>
      <text:p text:style-name="Standard">braćmi. Wśród nich znajdziesz starych, dobrych wojowników. Ich pomoc może </text:p>
      <text:p text:style-name="Standard">być dla Ciebie nieopisanym wsparciem w tej bitwie, przesądzając nawet o jej </text:p>
      <text:p text:style-name="Standard"><text:soft-page-break/>wyniku.</text:p>
      <text:p text:style-name="Standard">EN</text:p>
      <text:p text:style-name="Standard">Also, on these cursed humans' territories, there are some settlements of our </text:p>
      <text:p text:style-name="Standard">brothers left. Throughout them, you'll find good old warriors. They would be </text:p>
      <text:p text:style-name="Standard">an indescribable help in this battle, and even decide its result.</text:p>
      <text:p text:style-name="Standard"/>
      <text:p text:style-name="Standard">PL</text:p>
      <text:p text:style-name="Standard">Nasze wilki powinny szybko dotrzeć do buntowników i powiadomić ich o bitwie. </text:p>
      <text:p text:style-name="Standard">Powinniśmy...</text:p>
      <text:p text:style-name="Standard">EN</text:p>
      <text:p text:style-name="Standard">Our wolves will quickly join the rebels and inform them about the battle. We </text:p>
      <text:p text:style-name="Standard">should...</text:p>
      <text:p text:style-name="Standard"/>
      <text:p text:style-name="Standard">PL</text:p>
      <text:p text:style-name="Standard">Cóż to!? Kto śmie przychodzić w moje progi nieproszony!?</text:p>
      <text:p text:style-name="Standard">EN</text:p>
      <text:p text:style-name="Standard">What is this?! Who dare come to my home without an invitation?</text:p>
      <text:p text:style-name="Standard"/>
      <text:p text:style-name="Standard">PL</text:p>
      <text:p text:style-name="Standard">To orki, Mistrzu. Wśród nich widzę także jaszczury. Pewnie mają nadzieję na </text:p>
      <text:p text:style-name="Standard">odzyskanie tych ziem. Wydają się zziębnięci i przemęczeni, nie będą stawiać </text:p>
      <text:p text:style-name="Standard">oporu zbyt długo.</text:p>
      <text:p text:style-name="Standard">EN</text:p>
      <text:p text:style-name="Standard">These are orcs, Master. I can also find some Saurians among them. For sure, </text:p>
      <text:p text:style-name="Standard">they hope to regain these lands. They seem cold and exhausted though, </text:p>
      <text:p text:style-name="Standard">they'll not withstand us long.</text:p>
      <text:p text:style-name="Standard"/>
      <text:p text:style-name="Standard">PL</text:p>
      <text:p text:style-name="Standard">Tak jak sądziłem... Każdy ork powinien zginąć od miecza. A każda jaszczurka </text:p>
      <text:p text:style-name="Standard">powinna zwijać się pod naszymi butami. Wezwij naszych adeptów i zbrojnych, </text:p>
      <text:p text:style-name="Standard">niech wybiją ich, co do nogi! A gdy zaczną już uciekać, przygotujemy sanie i </text:p>
      <text:p text:style-name="Standard">ruszymy za nimi w pościg.</text:p>
      <text:p text:style-name="Standard">EN</text:p>
      <text:p text:style-name="Standard">As I thought... Every orc should die from a sword and every lizard should </text:p>
      <text:p text:style-name="Standard">crawl under our feet. Call our adepts and soldiers, kill them all! When they </text:p>
      <text:p text:style-name="Standard">start running away, we'll prepare sledges and chase them.</text:p>
      <text:p text:style-name="Standard"/>
      <text:p text:style-name="Standard">PL</text:p>
      <text:p text:style-name="Standard">Tak, jak za Żubrami? Szkoda tylko, że z tej zwierzyny nie trafi się nam </text:p>
      <text:p text:style-name="Standard">żadne cenne trofeum. No cóż, przynajmniej nasi adepci poćwiczą zaklęcia.</text:p>
      <text:p text:style-name="Standard">EN</text:p>
      <text:p text:style-name="Standard">Like aurochs? Unfortunately, these animals won't provide us so expensive </text:p>
      <text:p text:style-name="Standard">trophies... At least our adepts will train their spells.</text:p>
      <text:p text:style-name="Standard"/>
      <text:p text:style-name="Standard">PL</text:p>
      <text:p text:style-name="Standard">Ludzka pycha nigdy nie znała granic. Ten lud zawsze był nią nasssączony. </text:p>
      <text:p text:style-name="Standard">Duma i arogancja przelała się na nich, gdy Haldric I pierwszy raz dotknął </text:p>
      <text:p text:style-name="Standard">Rubinu Ognia. Wówczas to spisał swój lud na wieczny głód. Głód władzy, </text:p>
      <text:p text:style-name="Standard">wiedzy i siły. A jest to głód potężny, którego nic nie ugasi.</text:p>
      <text:p text:style-name="Standard">EN</text:p>
      <text:p text:style-name="Standard">Humans' pride has no borders. These people always were filled with it. Pride </text:p>
      <text:p text:style-name="Standard">and arrogance poured into them when Haldric I touched the Ruby of Fire the </text:p>
      <text:p text:style-name="Standard"><text:soft-page-break/>first time. Then he allocated his people for the eternal hunger. Hunger of </text:p>
      <text:p text:style-name="Standard">power, knowledge and authority. It is a strong hunger, which none shall </text:p>
      <text:p text:style-name="Standard">extinguish.</text:p>
      <text:p text:style-name="Standard"/>
      <text:p text:style-name="Standard">PL</text:p>
      <text:p text:style-name="Standard">Hę? Skąd wiesz takie rzeczy?</text:p>
      <text:p text:style-name="Standard">EN</text:p>
      <text:p text:style-name="Standard">Hum? How can you know such things?</text:p>
      <text:p text:style-name="Standard"/>
      <text:p text:style-name="Standard">PL</text:p>
      <text:p text:style-name="Standard">Plemiona przemijają, królowie zastępują królów. A jednak trwamy i pamiętamy. </text:p>
      <text:p text:style-name="Standard">I przekazujemy naszą wiedzę dalej. Choć moje oczy już dawno wyblakły, </text:p>
      <text:p text:style-name="Standard">pamiętam jeszcze wspaniałe miasto Saurgath...</text:p>
      <text:p text:style-name="Standard">EN</text:p>
      <text:p text:style-name="Standard">Tribes pass away, kings replace kings. Yet we stay and remember. And we get </text:p>
      <text:p text:style-name="Standard">our knowledge across. Although my eyes turned pale many years ago, I still </text:p>
      <text:p text:style-name="Standard">remember our mighty city of Saurgath...</text:p>
      <text:p text:style-name="Standard"/>
      <text:p text:style-name="Standard">PL</text:p>
      <text:p text:style-name="Standard">Nie chcę wam przerywać, jednak zbliża się bitwa. Wasza wiedza jest </text:p>
      <text:p text:style-name="Standard">zadziwiająca, ale jak jest z orężem? Jest coś wart?</text:p>
      <text:p text:style-name="Standard">EN</text:p>
      <text:p text:style-name="Standard">I don't mean to break your conversation, but the battle is coming. Your </text:p>
      <text:p text:style-name="Standard">knowledge is amazing, but how about your arms? Are they worth anything?</text:p>
      <text:p text:style-name="Standard"/>
      <text:p text:style-name="Standard">PL</text:p>
      <text:p text:style-name="Standard">Ssssynowie! Do boju! Pokażmy im siłę drzemiącą w naszej wrzącej krwi! </text:p>
      <text:p text:style-name="Standard">Odbijmy naszą ojczyznę!</text:p>
      <text:p text:style-name="Standard">EN</text:p>
      <text:p text:style-name="Standard">Sssonsss! To armsss! Show them the power sleeping in our boiling blood! </text:p>
      <text:p text:style-name="Standard">Let's reclaim our homeland!</text:p>
      <text:p text:style-name="Standard"/>
      <text:p text:style-name="Standard">PL</text:p>
      <text:p text:style-name="Standard">Pokonaj Umberga i Tambarosa</text:p>
      <text:p text:style-name="Standard">EN</text:p>
      <text:p text:style-name="Standard">Defeat Umberg</text:p>
      <text:p text:style-name="Standard"/>
      <text:p text:style-name="Standard">PL</text:p>
      <text:p text:style-name="Standard">Zawadiaka Ashenvol</text:p>
      <text:p text:style-name="Standard">EN</text:p>
      <text:p text:style-name="Standard">Swashbuckling Ashenvol</text:p>
      <text:p text:style-name="Standard"/>
      <text:p text:style-name="Standard">PL</text:p>
      <text:p text:style-name="Standard">Eshanvel, Syn Ashenvola</text:p>
      <text:p text:style-name="Standard">EN</text:p>
      <text:p text:style-name="Standard">Eshanvel, Son of Ashenvol</text:p>
      <text:p text:style-name="Standard"/>
      <text:p text:style-name="Standard">PL</text:p>
      <text:p text:style-name="Standard">Wojownicy! Chwyćcie za swoje włócznie, pora odzyskać nasze ziemie.</text:p>
      <text:p text:style-name="Standard">EN</text:p>
      <text:p text:style-name="Standard">Warriors! Grab your spears, it's time to get our lands back!</text:p>
      <text:p text:style-name="Standard"/>
      <text:p text:style-name="Standard"><text:soft-page-break/>PL</text:p>
      <text:p text:style-name="Standard">Melduję, że kolejne jaszczurki dołączyły do naszych sił!</text:p>
      <text:p text:style-name="Standard">EN</text:p>
      <text:p text:style-name="Standard">I report that another Saurians joined our forces!</text:p>
      <text:p text:style-name="Standard"/>
      <text:p text:style-name="Standard">PL</text:p>
      <text:p text:style-name="Standard">Szybkostopy Kira-Suki</text:p>
      <text:p text:style-name="Standard">EN</text:p>
      <text:p text:style-name="Standard">Kira-Suki the Fastfeet</text:p>
      <text:p text:style-name="Standard"/>
      <text:p text:style-name="Standard">PL</text:p>
      <text:p text:style-name="Standard">Elgradesz</text:p>
      <text:p text:style-name="Standard">EN</text:p>
      <text:p text:style-name="Standard">Elgradesh</text:p>
      <text:p text:style-name="Standard"/>
      <text:p text:style-name="Standard">PL</text:p>
      <text:p text:style-name="Standard">Ondriagaszi</text:p>
      <text:p text:style-name="Standard">EN</text:p>
      <text:p text:style-name="Standard">Ondriagashi</text:p>
      <text:p text:style-name="Standard"/>
      <text:p text:style-name="Standard">PL</text:p>
      <text:p text:style-name="Standard">Ślepy Nenuki</text:p>
      <text:p text:style-name="Standard">EN</text:p>
      <text:p text:style-name="Standard">Nenuki the Blind</text:p>
      <text:p text:style-name="Standard"/>
      <text:p text:style-name="Standard">PL</text:p>
      <text:p text:style-name="Standard">Oto główne siły naszych buntowników. Do mnie, do mnie, dzieci! Wyrżnijmy </text:p>
      <text:p text:style-name="Standard">ludzkie ścierwo!</text:p>
      <text:p text:style-name="Standard">EN</text:p>
      <text:p text:style-name="Standard">These are the main forces of our rebels. Come on, come to me, children! Bump </text:p>
      <text:p text:style-name="Standard">human-scum!</text:p>
      <text:p text:style-name="Standard"/>
      <text:p text:style-name="Standard">PL</text:p>
      <text:p text:style-name="Standard">Rzeczywiście... Ich siły wyglądają imponująco.</text:p>
      <text:p text:style-name="Standard">EN</text:p>
      <text:p text:style-name="Standard">Really... Their forces look impressive.</text:p>
      <text:p text:style-name="Standard"/>
      <text:p text:style-name="Standard">PL</text:p>
      <text:p text:style-name="Standard">Będziemy zachwycać się nimi później, teraz skupmy się na przeciwniku.</text:p>
      <text:p text:style-name="Standard">EN</text:p>
      <text:p text:style-name="Standard">We'll admire them later, now let's focus on our enemy.</text:p>
      <text:p text:style-name="Standard"/>
      <text:p text:style-name="Standard">PL</text:p>
      <text:p text:style-name="Standard">Brat Eriskuri</text:p>
      <text:p text:style-name="Standard">EN</text:p>
      <text:p text:style-name="Standard">Brother Eriskuri</text:p>
      <text:p text:style-name="Standard"/>
      <text:p text:style-name="Standard">PL</text:p>
      <text:p text:style-name="Standard">Brat Obensziru</text:p>
      <text:p text:style-name="Standard">EN</text:p>
      <text:p text:style-name="Standard">Brother Obenshiru</text:p>
      <text:p text:style-name="Standard"/>
      <text:p text:style-name="Standard"><text:soft-page-break/>PL</text:p>
      <text:p text:style-name="Standard">Na wielki Saurgrath! Wyczuwam tutaj pradawną...</text:p>
      <text:p text:style-name="Standard">EN</text:p>
      <text:p text:style-name="Standard">For the great Saurgath! I can feel here the ancient...</text:p>
      <text:p text:style-name="Standard"/>
      <text:p text:style-name="Standard">PL</text:p>
      <text:p text:style-name="Standard">Dobrze wyczuwasz, moje dziecko. A teraz przywdziej swe szaty bitewne, </text:p>
      <text:p text:style-name="Standard">zepchnijmy ludzkie śśśścierwo w bagna!</text:p>
      <text:p text:style-name="Standard">EN</text:p>
      <text:p text:style-name="Standard">You feel well, my child. Now dress your battle clothes, let's push human-</text:p>
      <text:p text:style-name="Standard">ssscum into swamps!</text:p>
      <text:p text:style-name="Standard"/>
      <text:p text:style-name="Standard">PL</text:p>
      <text:p text:style-name="Standard">Cóż to...? Czy krwawię? Mistrzu... Mistrzu, umieram! Ratuj mnie, Mistrzu!</text:p>
      <text:p text:style-name="Standard">EN</text:p>
      <text:p text:style-name="Standard">What is it...? Do I bleed? Master... Master, I'm dying! Save me, master!</text:p>
      <text:p text:style-name="Standard"/>
      <text:p text:style-name="Standard">PL</text:p>
      <text:p text:style-name="Standard">Mistrzu! Czy ty...?!</text:p>
      <text:p text:style-name="Standard">EN</text:p>
      <text:p text:style-name="Standard">Master! Would you...?!</text:p>
      <text:p text:style-name="Standard"/>
      <text:p text:style-name="Standard">PL</text:p>
      <text:p text:style-name="Standard">Skoro nie udało Ci się pokonać kilku orków, nie jesteś wart mojej pomocy, </text:p>
      <text:p text:style-name="Standard">Tambarosie. Przykro mi.</text:p>
      <text:p text:style-name="Standard">EN</text:p>
      <text:p text:style-name="Standard">As you didn't manage to beat few orcs, you aren't worth my help, Tambaros. I </text:p>
      <text:p text:style-name="Standard">am sorry.</text:p>
      <text:p text:style-name="Standard"/>
      <text:p text:style-name="Standard">PL</text:p>
      <text:p text:style-name="Standard">To koniec...</text:p>
      <text:p text:style-name="Standard">EN</text:p>
      <text:p text:style-name="Standard">This is the end...</text:p>
      <text:p text:style-name="Standard"/>
      <text:p text:style-name="Standard">PL</text:p>
      <text:p text:style-name="Standard">Argh! Nie mogę w to uwierzyć!</text:p>
      <text:p text:style-name="Standard">EN</text:p>
      <text:p text:style-name="Standard">Argh! I can't believe this!</text:p>
      <text:p text:style-name="Standard"/>
      <text:p text:style-name="Standard">PL</text:p>
      <text:p text:style-name="Standard">Kto... Ekhe... Kto był w stanie mnie pokonać? Mnie... Wielmożnego... </text:p>
      <text:p text:style-name="Standard">Umberga... Umberga Śmiałego z rodu... Światłych? Zresztą... To nieważne. Nie </text:p>
      <text:p text:style-name="Standard">umrę tutaj... Wzywam potężne duchy... Niech uleczą moje rany.</text:p>
      <text:p text:style-name="Standard">EN</text:p>
      <text:p text:style-name="Standard">Who... ekhh... Who managed to beat me? Me... the mighty... Umberg... <text:s/>Umberg </text:p>
      <text:p text:style-name="Standard">the Brave from the house of... Enlightened? Anyway... I don't care. I won't </text:p>
      <text:p text:style-name="Standard">die here... I summon the powerful spirits... May they heal my wounds.</text:p>
      <text:p text:style-name="Standard"/>
      <text:p text:style-name="Standard">PL</text:p>
      <text:p text:style-name="Standard">Słyszałem już o czymś takim. Choć ponoć tylko nekromanci mogą to uczynić. </text:p>
      <text:p text:style-name="Standard">Zmartwychwstać. To potężna sztuka, jeśli ten mag znów się odrodzi, będziemy </text:p>
      <text:p text:style-name="Standard">w niezłych opałach. Nie uda nam się wygrać takiej bitwy po raz drugi.</text:p>
      <text:p text:style-name="Standard"><text:soft-page-break/>EN</text:p>
      <text:p text:style-name="Standard">I've already heard about it. However, only necromancers are able to do it. </text:p>
      <text:p text:style-name="Standard">Ressurect. This is a great art. If this mage resurrected again, we would be </text:p>
      <text:p text:style-name="Standard">out on a limb. We can't win this battle once again.</text:p>
      <text:p text:style-name="Standard"/>
      <text:p text:style-name="Standard">PL</text:p>
      <text:p text:style-name="Standard">Sss... Oto wzywam duchy tego miejsca. Duchy moczar, które przez wieki </text:p>
      <text:p text:style-name="Standard">prowadziły nas i naszych przodków. Przybądźcie, pradawni mędrcy! Niech siły </text:p>
      <text:p text:style-name="Standard">waszych głosów zepchną tego człowieka w czeluści nicości!</text:p>
      <text:p text:style-name="Standard">EN</text:p>
      <text:p text:style-name="Standard">Sss... I summon the spirits of this place. The spirits of marshes, who led </text:p>
      <text:p text:style-name="Standard">us and our ancestors through ages. Come forth, ancient wisemen! May the </text:p>
      <text:p text:style-name="Standard">power of your voices push this human into the abysses of nonentity!</text:p>
      <text:p text:style-name="Standard"/>
      <text:p text:style-name="Standard">PL</text:p>
      <text:p text:style-name="Standard">Niech siły waszych głosów zepchną tego człowieka w czeluści nicości!</text:p>
      <text:p text:style-name="Standard">EN</text:p>
      <text:p text:style-name="Standard">May the power of your voices push this human into the abysses of nonentity!</text:p>
      <text:p text:style-name="Standard"/>
      <text:p text:style-name="Standard">PL</text:p>
      <text:p text:style-name="Standard">Argh! Niee... Nieeeeeee!</text:p>
      <text:p text:style-name="Standard">EN</text:p>
      <text:p text:style-name="Standard">Argh! Nooo... Nooooooo!</text:p>
      <text:p text:style-name="Standard"/>
      <text:p text:style-name="Standard">PL</text:p>
      <text:p text:style-name="Standard">To naprawdę potężne zaklęcia. Nie spodziewałem się, że ujrzę coś podobnego. </text:p>
      <text:p text:style-name="Standard">Jesteś niesamowitą wróżbitką, Emborgi-tarash.</text:p>
      <text:p text:style-name="Standard">EN</text:p>
      <text:p text:style-name="Standard">These are very powerful spells. I didn't expect to see something like that. </text:p>
      <text:p text:style-name="Standard">You are an amazing augur, Emborgi-Tarash.</text:p>
      <text:p text:style-name="Standard"/>
      <text:p text:style-name="Standard">PL</text:p>
      <text:p text:style-name="Standard">Wiele sił kosztowało mnie to zaklęcie. Mury i fortyfikacje ludzi przez wiele </text:p>
      <text:p text:style-name="Standard">wieków będą zalegać w bagniskach. Minie przynajmniej sto lat, nim ślady ich </text:p>
      <text:p text:style-name="Standard">czarów całkowicie opuszczą to miejsce. Nad tym jednak... Będą czuwać inni </text:p>
      <text:p text:style-name="Standard">wróżbici.</text:p>
      <text:p text:style-name="Standard">EN</text:p>
      <text:p text:style-name="Standard">This spell costed me much energy. The walls and fortifications of humans </text:p>
      <text:p text:style-name="Standard">will remain in the swamps for ages. At least one hundred years need to pass </text:p>
      <text:p text:style-name="Standard">before the signs of their magic will have completely left this place. </text:p>
      <text:p text:style-name="Standard">However... other augurs will take care of it.</text:p>
      <text:p text:style-name="Standard"/>
      <text:p text:style-name="Standard">PL</text:p>
      <text:p text:style-name="Standard">Inni wróżbici? Co masz na myśli, wróżbitko?</text:p>
      <text:p text:style-name="Standard">EN</text:p>
      <text:p text:style-name="Standard">Other augurs? What do you mean?</text:p>
      <text:p text:style-name="Standard"/>
      <text:p text:style-name="Standard">PL</text:p>
      <text:p text:style-name="Standard">W wizjach zobaczyłam przebieg nici losu, młody wodzu. Moim przeznaczeniem </text:p>
      <text:p text:style-name="Standard">jest ruszyć za Tobą, prowadząc swoje siostry i braci. Tak przepowiedział mi </text:p>
      <text:p text:style-name="Standard">nasz praojciec i tak też uczynię.</text:p>
      <text:p text:style-name="Standard">EN</text:p>
      <text:p text:style-name="Standard"><text:soft-page-break/>In my visions, I have seen the chronology of the fate's threads, young </text:p>
      <text:p text:style-name="Standard">ruler. My destiny is to follow you, leading my brothers and sisters. So </text:p>
      <text:p text:style-name="Standard">predicted our forefather, and so will do I.</text:p>
      <text:p text:style-name="Standard"/>
      <text:p text:style-name="Standard">PL</text:p>
      <text:p text:style-name="Standard">Dobrze, wróżbitko. Z pomocą Twoją i Twoich jaszczurów szybko powinniśmy </text:p>
      <text:p text:style-name="Standard">dotrzeć do Gelu'Aben.</text:p>
      <text:p text:style-name="Standard">EN</text:p>
      <text:p text:style-name="Standard">Fine, augur. With the help of you and your Saurians we'll quickly reach </text:p>
      <text:p text:style-name="Standard">Gelu'Aben.</text:p>
      <text:p text:style-name="Standard"/>
      <text:p text:style-name="Standard">PL</text:p>
      <text:p text:style-name="Standard">Niedobitki magów już uciekają przez moczary. Sądzę, że nie uciekną przed </text:p>
      <text:p text:style-name="Standard">wilkami. Ludzie mieli tutaj całkiem dużo zapasów.</text:p>
      <text:p text:style-name="Standard">EN</text:p>
      <text:p text:style-name="Standard">The survivor mages are running away through the marches. I don't expect them </text:p>
      <text:p text:style-name="Standard">to escape our wolves. Also, the humans had many supplies here.</text:p>
      <text:p text:style-name="Standard"/>
      <text:p text:style-name="Standard">PL</text:p>
      <text:p text:style-name="Standard">Rozkaż naszym orkom i jaszczurom zabrać cały prowiant i wszystko, co </text:p>
      <text:p text:style-name="Standard">najpotrzebniejsze. Zaopatrzymy się i wypoczniemy. Przeczekamy tutaj dwa dni.</text:p>
      <text:p text:style-name="Standard">EN</text:p>
      <text:p text:style-name="Standard">Command our orcs and Saurians to take all the supplies and the most useful </text:p>
      <text:p text:style-name="Standard">things. We'll stock up and rest. We are going to leave this place in two </text:p>
      <text:p text:style-name="Standard">day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$Win32 OpenOffice.org_project/411m6$Build-9775</meta:generator>
    <dc:date>2017-09-03T23:34:38.63</dc:date>
    <meta:document-statistic meta:table-count="0" meta:image-count="0" meta:object-count="0" meta:page-count="9" meta:paragraph-count="381" meta:word-count="2434" meta:character-count="14511"/>
    <dc:creator>Adrian Pezda</dc:creator>
    <meta:user-defined meta:name="Info 1"/>
    <meta:user-defined meta:name="Info 2"/>
    <meta:user-defined meta:name="Info 3"/>
    <meta:user-defined meta:name="Info 4"/>
  </office:meta>
</office:document-meta>
</file>